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2" draw:textarea-horizontal-align="justify" draw:textarea-vertical-align="middle" draw:auto-grow-height="false" fo:min-height="2.174cm" fo:min-width="3.087cm" draw:shadow="visible"/>
    </style:style>
    <style:style style:name="gr2" style:family="graphic" style:parent-style-name="standard">
      <style:graphic-properties draw:fill="gradient" draw:fill-gradient-name="Gradient_20_3" draw:textarea-horizontal-align="justify" draw:textarea-vertical-align="middle" draw:auto-grow-height="false" fo:min-height="1.241cm" fo:min-width="1.88cm" draw:shadow="visible"/>
    </style:style>
    <style:style style:name="gr3" style:family="graphic" style:parent-style-name="standard">
      <style:graphic-properties draw:fill="gradient" draw:fill-gradient-name="Gradient_20_2" draw:textarea-horizontal-align="justify" draw:textarea-vertical-align="middle" draw:auto-grow-height="false" fo:min-height="1.913cm" fo:min-width="3.001cm" draw:shadow="visible"/>
    </style:style>
    <style:style style:name="gr4" style:family="graphic" style:parent-style-name="standard">
      <style:graphic-properties draw:fill="gradient" draw:fill-gradient-name="Gradient_20_2" draw:textarea-horizontal-align="justify" draw:textarea-vertical-align="middle" draw:auto-grow-height="false" fo:min-height="1.628cm" fo:min-width="3.212cm" draw:shadow="visible"/>
    </style:style>
    <style:style style:name="gr5" style:family="graphic" style:parent-style-name="standard">
      <style:graphic-properties draw:fill="gradient" draw:fill-gradient-name="Gradient_20_2" draw:textarea-horizontal-align="justify" draw:textarea-vertical-align="middle" draw:auto-grow-height="false" fo:min-height="1.911cm" fo:min-width="3.981cm" draw:shadow="visible"/>
    </style:style>
    <style:style style:name="gr6" style:family="graphic" style:parent-style-name="standard">
      <style:graphic-properties draw:fill="gradient" draw:fill-color="#729fcf" draw:fill-gradient-name="Gradient_20_6" draw:opacity="100%" draw:textarea-horizontal-align="justify" draw:textarea-vertical-align="middle" draw:auto-grow-height="false" fo:min-height="1.02cm" fo:min-width="16.947cm" draw:shadow="visible"/>
    </style:style>
    <style:style style:name="P1" style:family="paragraph">
      <style:paragraph-properties fo:text-align="center"/>
      <style:text-properties fo:color="#ffffff" fo:font-size="12pt"/>
    </style:style>
    <style:style style:name="P2" style:family="paragraph">
      <loext:graphic-properties draw:fill="gradient" draw:fill-gradient-name="Gradient_20_2"/>
      <style:paragraph-properties fo:text-align="center"/>
      <style:text-properties fo:color="#ffffff" fo:font-size="12pt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gradient-name="Gradient_20_3"/>
      <style:paragraph-properties fo:text-align="center"/>
      <style:text-properties fo:color="#ffffff"/>
    </style:style>
    <style:style style:name="P5" style:family="paragraph">
      <loext:graphic-properties draw:fill="gradient" draw:fill-color="#729fcf" draw:fill-gradient-name="Gradient_20_6" draw:opacity="100%"/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73cm" svg:height="3.428cm" draw:transform="skewX (-0.0111701072127637) rotate (0.00244346095279182) translate (6.159cm 7.097cm)">
          <text:p text:style-name="P1"><text:span text:style-name="T1">Read current balance</text:span></text:p>
          <text:p text:style-name="P1"><text:span text:style-name="T1"><text:s/></text:span><text:span text:style-name="T1">for User Joe</text:span></text:p>
          <text:p text:style-name="P1"><text:span text:style-name="T1">v(read)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54cm" svg:height="1.651cm" svg:x="2.388cm" svg:y="7.858cm">
          <text:p text:style-name="P3"><text:span text:style-name="T1">T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951cm" svg:height="3.059cm" draw:transform="skewX (-0.0111701072127637) rotate (0.00244346095279182) translate (11.659cm 7.339cm)">
          <text:p text:style-name="P1"><text:span text:style-name="T1">Increase balance by 10</text:span></text:p>
          <text:p text:style-name="P1"><text:span text:style-name="T1">and update bala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248cm" svg:height="2.654cm" draw:transform="skewX (-0.0111701072127637) rotate (0.00244346095279182) translate (16.952cm 7.49cm)">
          <text:p text:style-name="P1"><text:span text:style-name="T1">Commit</text:span></text:p>
          <text:p text:style-name="P1"><text:span text:style-name="T1">v(current) =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073cm" svg:height="3.428cm" draw:transform="skewX (-0.0111701072127637) rotate (0.00244346095279182) translate (6.159cm 10.78cm)">
          <text:p text:style-name="P1"><text:span text:style-name="T1">Read current balance</text:span></text:p>
          <text:p text:style-name="P1"><text:span text:style-name="T1"><text:s/></text:span><text:span text:style-name="T1">for User Joe</text:span></text:p>
          <text:p text:style-name="P1"><text:span text:style-name="T1">v(read)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54cm" svg:height="1.651cm" svg:x="2.388cm" svg:y="11.541cm">
          <text:p text:style-name="P3"><text:span text:style-name="T1">T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951cm" svg:height="3.059cm" draw:transform="skewX (-0.0111701072127637) rotate (0.00244346095279182) translate (11.659cm 11.022cm)">
          <text:p text:style-name="P1"><text:span text:style-name="T1">Increase balance by 20</text:span></text:p>
          <text:p text:style-name="P1"><text:span text:style-name="T1">and update bala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6.337cm" svg:height="3.055cm" draw:transform="skewX (-0.0111701072127637) rotate (0.00244346095279182) translate (22.2cm 11.16cm)">
          <text:p text:style-name="P1"><text:span text:style-name="T1">Commit</text:span></text:p>
          <text:p text:style-name="P1"><text:span text:style-name="T1">Failure: v(read) != v(curren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9.939cm" svg:height="2.54cm" svg:x="4.429cm" svg:y="4.0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ccff" draw:end-color="#3465a4" draw:start-intensity="100%" draw:end-intensity="100%" draw:angle="300" draw:border="0%"/>
    <draw:gradient draw:name="Gradient_20_3" draw:display-name="Gradient 3" draw:style="linear" draw:start-color="#00ccff" draw:end-color="#3465a4" draw:start-intensity="100%" draw:end-intensity="100%" draw:angle="300" draw:border="0%"/>
    <draw:gradient draw:name="Gradient_20_4" draw:display-name="Gradient 4" draw:style="linear" draw:start-color="#00ccff" draw:end-color="#3333ff" draw:start-intensity="100%" draw:end-intensity="100%" draw:angle="300" draw:border="0%"/>
    <draw:gradient draw:name="Gradient_20_5" draw:display-name="Gradient 5" draw:style="linear" draw:start-color="#00ccff" draw:end-color="#009933" draw:start-intensity="100%" draw:end-intensity="100%" draw:angle="300" draw:border="0%"/>
    <draw:gradient draw:name="Gradient_20_6" draw:display-name="Gradient 6" draw:style="linear" draw:start-color="#00ccff" draw:end-color="#729fcf" draw:start-intensity="100%" draw:end-intensity="100%" draw:angle="300" draw:border="0%"/>
    <draw:gradient draw:name="Gradient_20_7" draw:display-name="Gradient 7" draw:style="linear" draw:start-color="#00ccff" draw:end-color="#66ff99" draw:start-intensity="100%" draw:end-intensity="100%" draw:angle="300" draw:border="0%"/>
    <draw:gradient draw:name="Tango_20_Green" draw:display-name="Tango Green" draw:style="linear" draw:start-color="#00ccff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8:48:12.478405747</meta:creation-date>
    <dc:date>2017-01-16T19:08:23.920294983</dc:date>
    <meta:editing-duration>PT20M9S</meta:editing-duration>
    <meta:editing-cycles>6</meta:editing-cycles>
    <meta:generator>LibreOffice/5.1.4.2$Linux_X86_64 LibreOffice_project/10m0$Build-2</meta:generator>
    <meta:document-statistic meta:object-count="9"/>
  </office:meta>
</office:document-meta>
</file>